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right" draw:textarea-vertical-align="bottom" draw:auto-grow-height="false" draw:shadow="hidden"/>
    </style:style>
    <style:style style:name="gr2" style:family="graphic" style:parent-style-name="standard">
      <style:graphic-properties draw:fill="solid" draw:fill-color="#ccccff" draw:textarea-horizontal-align="right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cc" draw:textarea-horizontal-align="right" draw:textarea-vertical-align="bottom" draw:auto-grow-height="false"/>
    </style:style>
    <style:style style:name="gr5" style:family="graphic" style:parent-style-name="standard">
      <style:graphic-properties draw:fill="solid" draw:fill-color="#ccffff" draw:textarea-horizontal-align="right" draw:textarea-vertical-align="bottom" draw:auto-grow-height="false"/>
    </style:style>
    <style:style style:name="gr6" style:family="graphic" style:parent-style-name="standard">
      <style:graphic-properties svg:stroke-width="0.076cm" draw:marker-start-width="0.313cm" draw:marker-end="Arrow" draw:marker-end-width="0.413cm" draw:fill="none" fo:padding-top="0.162cm" fo:padding-bottom="0.162cm" fo:padding-left="0.287cm" fo:padding-right="0.287cm"/>
    </style:style>
    <style:style style:name="gr7" style:family="graphic" style:parent-style-name="standard">
      <style:graphic-properties svg:stroke-width="0.076cm" draw:marker-start-width="0.314cm" draw:marker-end="Arrow" draw:marker-end-width="0.414cm" draw:fill="none" fo:padding-top="0.163cm" fo:padding-bottom="0.163cm" fo:padding-left="0.288cm" fo:padding-right="0.2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5.4cm" svg:x="13.065cm" svg:y="13.7cm">
          <text:p text:style-name="P1">Robo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225cm" svg:height="3.81cm" svg:x="13.7cm" svg:y="34.02cm">
          <text:p text:style-name="P1"><text:s/>gazeb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6.985cm" svg:x="13.7cm" svg:y="10.525cm">
          <text:p text:style-name="P1"><text:s/>gazeb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8.62cm" svg:y="18.78cm">
          <text:p text:style-name="P1">Ma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35cm" svg:height="1.905cm" svg:x="14.97cm" svg:y="14.335cm">
          <text:p text:style-name="P1">Laser rang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87cm" svg:height="1.905cm" svg:x="28.305cm" svg:y="14.335cm">
          <text:p text:style-name="P1">Son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22.59cm" svg:y="14.335cm">
          <text:p text:style-name="P1">Webc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27cm" svg:height="1.905cm" svg:x="28.299cm" svg:y="34.655cm">
          <text:p text:style-name="P1">Ar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.32cm" svg:height="3.175cm" svg:x="13.7cm" svg:y="18.145cm">
          <text:p text:style-name="P1"><text:s/>Play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62cm" svg:height="1.905cm" svg:x="16.258cm" svg:y="34.655cm">
          <text:p text:style-name="P1">Pioneer bas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.326cm" svg:height="3.81cm" svg:x="13.694cm" svg:y="29.575cm">
          <text:p text:style-name="P1"><text:s/>Play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28.299cm" svg:y="30.21cm">
          <text:p text:style-name="P1">Actarra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1.905cm" svg:x="14.335cm" svg:y="18.78cm">
          <text:p text:style-name="P1">MC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715cm" svg:height="1.905cm" svg:x="15.605cm" svg:y="30.21cm">
          <text:p text:style-name="P1">Position2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0.225cm" svg:height="6.985cm" svg:x="13.7cm" svg:y="21.955cm">
          <text:p text:style-name="P1">C++ cod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14.335cm" svg:y="22.59cm">
          <text:p text:style-name="P1">Path</text:p>
          <text:p text:style-name="P1">plann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1.905cm" svg:x="18.78cm" svg:y="22.59cm">
          <text:p text:style-name="P1"><text:s/>Obstacle</text:p>
          <text:p text:style-name="P1">avoidanc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1.905cm" svg:x="23.86cm" svg:y="22.59cm">
          <text:p text:style-name="P1">Object</text:p>
          <text:p text:style-name="P1">recogni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62cm" svg:height="1.905cm" svg:x="28.305cm" svg:y="22.59cm">
          <text:p text:style-name="P1">Can</text:p>
          <text:p text:style-name="P1">manipul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1.905cm" svg:x="14.97cm" svg:y="11.16cm">
          <text:p text:style-name="P1">Wall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27cm" svg:height="1.905cm" svg:x="25.783cm" svg:y="11.16cm">
          <text:p text:style-name="P1">Cans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43cm" svg:y1="19.415cm" svg:x2="14.335cm" svg:y2="19.415cm">
          <text:p/>
        </draw:line>
        <draw:line draw:style-name="gr7" draw:text-style-name="P1" draw:layer="layout" svg:x1="18.78cm" svg:y1="13.065cm" svg:x2="18.78cm" svg:y2="14.335cm">
          <text:p/>
        </draw:line>
        <draw:line draw:style-name="gr7" draw:text-style-name="P1" draw:layer="layout" svg:x1="25.765cm" svg:y1="16.24cm" svg:x2="25.765cm" svg:y2="22.59cm">
          <text:p/>
        </draw:line>
        <draw:line draw:style-name="gr7" draw:text-style-name="P1" draw:layer="layout" svg:x1="29.575cm" svg:y1="13.065cm" svg:x2="29.575cm" svg:y2="14.335cm">
          <text:p/>
        </draw:line>
        <draw:line draw:style-name="gr7" draw:text-style-name="P1" draw:layer="layout" svg:x1="26.4cm" svg:y1="13.065cm" svg:x2="26.4cm" svg:y2="14.335cm">
          <text:p/>
        </draw:line>
        <draw:line draw:style-name="gr7" draw:text-style-name="P1" draw:layer="layout" svg:x1="30.21cm" svg:y1="16.24cm" svg:x2="30.21cm" svg:y2="22.59cm">
          <text:p/>
        </draw:line>
        <draw:line draw:style-name="gr7" draw:text-style-name="P1" draw:layer="layout" svg:x1="20.05cm" svg:y1="16.24cm" svg:x2="20.05cm" svg:y2="22.59cm">
          <text:p/>
        </draw:line>
        <draw:line draw:style-name="gr7" draw:text-style-name="P1" draw:layer="layout" svg:x1="16.24cm" svg:y1="16.24cm" svg:x2="16.24cm" svg:y2="18.78cm">
          <text:p/>
        </draw:line>
        <draw:line draw:style-name="gr7" draw:text-style-name="P1" draw:layer="layout" svg:x1="16.24cm" svg:y1="20.685cm" svg:x2="16.24cm" svg:y2="22.59cm">
          <text:p/>
        </draw:line>
        <draw:line draw:style-name="gr7" draw:text-style-name="P1" draw:layer="layout" svg:x1="20.05cm" svg:y1="24.495cm" svg:x2="20.05cm" svg:y2="25.765cm">
          <text:p/>
        </draw:line>
        <draw:line draw:style-name="gr7" draw:text-style-name="P1" draw:layer="layout" svg:x1="16.24cm" svg:y1="24.495cm" svg:x2="16.24cm" svg:y2="25.765cm">
          <text:p/>
        </draw:line>
        <draw:line draw:style-name="gr7" draw:text-style-name="P1" draw:layer="layout" svg:x1="30.21cm" svg:y1="24.495cm" svg:x2="30.21cm" svg:y2="30.21cm">
          <text:p/>
        </draw:line>
        <draw:line draw:style-name="gr7" draw:text-style-name="P1" draw:layer="layout" svg:x1="30.204cm" svg:y1="32.115cm" svg:x2="30.204cm" svg:y2="34.655cm">
          <text:p/>
        </draw:line>
        <draw:line draw:style-name="gr7" draw:text-style-name="P1" draw:layer="layout" svg:x1="18.78cm" svg:y1="32.115cm" svg:x2="18.78cm" svg:y2="34.655cm">
          <text:p/>
        </draw:line>
        <draw:custom-shape draw:style-name="gr3" draw:text-style-name="P1" draw:layer="layout" svg:width="5.715cm" svg:height="1.905cm" svg:x="15.605cm" svg:y="25.765cm">
          <text:p text:style-name="P1"><text:s/>Driving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8.78cm" svg:y1="27.67cm" svg:x2="18.78cm" svg:y2="30.21cm">
          <text:p/>
        </draw:line>
        <draw:line draw:style-name="gr7" draw:text-style-name="P1" draw:layer="layout" svg:x1="24.495cm" svg:y1="24.495cm" svg:x2="21.32cm" svg:y2="2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no </meta:initial-creator>
    <meta:creation-date>2010-05-05T11:58:44</meta:creation-date>
    <dc:date>2010-05-05T14:30:45</dc:date>
    <dc:creator>Arno </dc:creator>
    <meta:editing-duration>PT02H32M02S</meta:editing-duration>
    <meta:editing-cycles>5</meta:editing-cycles>
    <meta:generator>OpenOffice.org/3.1$Linux OpenOffice.org_project/310m19$Build-9420</meta:generator>
    <meta:document-statistic meta:object-count="38"/>
  </office:meta>
</office:document-meta>
</file>